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face style:name="Times New Roman" svg:font-family="'Times New Roman'"/>
    <style:font-face style:name="Times New Roman1" svg:font-family="'Times New Roman'" style:font-family-generic="roman" style:font-pitch="variable"/>
    <style:font-face style:name="Trebuchet MS" svg:font-family="'Trebuchet MS'"/>
  </office:font-face-decls>
  <office:automatic-styles>
    <style:style style:name="P1" style:family="paragraph" style:parent-style-name="Header">
      <style:paragraph-properties>
        <style:tab-stops>
          <style:tab-stop style:position="12.599cm" style:type="center"/>
          <style:tab-stop style:position="25.201cm" style:type="right"/>
        </style:tab-stops>
      </style:paragraph-properties>
    </style:style>
    <style:style style:name="P2" style:family="paragraph" style:parent-style-name="Footer">
      <style:paragraph-properties>
        <style:tab-stops>
          <style:tab-stop style:position="12.599cm" style:type="center"/>
          <style:tab-stop style:position="25.201cm" style:type="right"/>
        </style:tab-stops>
      </style:paragraph-properties>
    </style:style>
    <style:style style:name="P3" style:family="paragraph" style:parent-style-name="Contents_20_1">
      <style:paragraph-properties>
        <style:tab-stops>
          <style:tab-stop style:position="16.501cm" style:type="right" style:leader-style="dotted" style:leader-text="."/>
        </style:tab-stops>
      </style:paragraph-properties>
    </style:style>
    <style:style style:name="P4" style:family="paragraph" style:parent-style-name="Contents_20_2">
      <style:paragraph-properties>
        <style:tab-stops>
          <style:tab-stop style:position="16.002cm" style:type="right" style:leader-style="dotted" style:leader-text="."/>
        </style:tab-stops>
      </style:paragraph-properties>
    </style:style>
    <style:style style:name="P5" style:family="paragraph" style:parent-style-name="Title" style:master-page-name="MasterPage2">
      <style:paragraph-properties style:page-number="auto"/>
    </style:style>
    <style:style style:name="P6" style:family="paragraph" style:parent-style-name="Text_20_body" style:list-style-name="L1"/>
    <style:style style:name="P7" style:family="paragraph" style:parent-style-name="Text_20_body" style:list-style-name="L1">
      <style:text-properties style:font-name="Times New Roman1" fo:font-size="11pt" style:font-name-asian="Trebuchet MS" style:font-size-asian="11pt" style:font-name-complex="Trebuchet MS" style:font-size-complex="11pt"/>
    </style:style>
    <style:style style:name="P8" style:family="paragraph" style:parent-style-name="Text_20_body" style:list-style-name="L2"/>
    <style:style style:name="T19" style:family="text">
      <style:text-properties officeooo:rsid="0009bec1"/>
    </style:style>
    <style:style style:name="T20" style:family="text">
      <style:text-properties officeooo:rsid="0009d518"/>
    </style:style>
    <style:style style:name="T21" style:family="text">
      <style:text-properties officeooo:rsid="000a6fda"/>
    </style:style>
    <style:style style:name="T22" style:family="text">
      <style:text-properties officeooo:rsid="000c0410"/>
    </style:style>
    <style:style style:name="T23" style:family="text">
      <style:text-properties officeooo:rsid="000c8d64"/>
    </style:style>
    <style:style style:name="T24" style:family="text">
      <style:text-properties officeooo:rsid="000d99e0"/>
    </style:style>
    <style:style style:name="T25" style:family="text">
      <style:text-properties officeooo:rsid="000e2347"/>
    </style:style>
    <style:style style:name="T26" style:family="text">
      <style:text-properties officeooo:rsid="000f8a08"/>
    </style:style>
    <style:style style:name="T27" style:family="text">
      <style:text-properties officeooo:rsid="000f9916"/>
    </style:style>
    <style:style style:name="T28" style:family="text">
      <style:text-properties officeooo:rsid="00106982"/>
    </style:style>
    <style:style style:name="T29" style:family="text">
      <style:text-properties officeooo:rsid="0011e0a1"/>
    </style:style>
    <style:style style:name="T30" style:family="text">
      <style:text-properties officeooo:rsid="00143836"/>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ossier final</text:p>
      <text:p text:style-name="Heading_20_1"><text:bookmark-start text:name="__RefHeading___Toc668_387888500"/>Introduction<text:bookmark-end text:name="__RefHeading___Toc668_387888500"/></text:p>
      <text:p text:style-name="Text_20_body">L’objet de ce dossier est de présenter mes expériences professionnelles les plus significatives. Elles se sont toutes déroulées à mon emploi actuel qui est mon premier emploi relatif à l’informatique. En effet, je me suis engagé à l’armée en Octobre 2013 comme sous-officier de spécialité « Réseaux et Systèmes d’Informations », j’ai donc reçu une formation de développement Web ­centrée sur le langage Java EE ayant duré 6 mois jusqu’en Mars 2015 que j’ai très vite pu utiliser et compléter. Ceci est nécessaire à savoir puisque tout code réalisé et exploité par l’administration française lui appartient et ce dossier ne fait référence qu’à des projets classifiés « Diffusion Restreinte » que je ne peux donc pas présenter ici exhaustivement.</text:p>
      <text:p text:style-name="Heading_20_1"><text:bookmark-start text:name="__RefHeading___Toc674_387888500"/>Partie 1 - « Maintien en Condition Opérationnelle puis Développement d’une Application Web en Java EE 7 »<text:bookmark-end text:name="__RefHeading___Toc674_387888500"/></text:p>
      <text:p text:style-name="Heading_20_2"><text:bookmark-start text:name="__RefHeading___Toc676_387888500"/>Contexte<text:bookmark-end text:name="__RefHeading___Toc676_387888500"/></text:p>
      <text:p text:style-name="Text_20_body">Il s’agit de 2 expériences consécutives concernant 2 projets similaires qui se sont déroulées de Avril 2015 à Août 2017 puis de Septembre 2017 à Janvier 2018. Il s’agit de la première partie des 3 parties présentées dans ce dossier en suivant l’ordre chronologique. La première expérience de cette partie est le développement en pré-production d’une application Web de gestion ayant duré 6 mois puis son maintien en condition en production durant 2 ans et demi. La deuxième expérience est le développement d’une application Web de gestion ayant pour but d’être un bac à sable de nouvelles technologies sous prétexte de remplacer un agenda collaboratif vieillissant.</text:p>
      <text:p text:style-name="Heading_20_2"><text:bookmark-start text:name="__RefHeading___Toc686_387888500"/>Description de l’activité<text:bookmark-end text:name="__RefHeading___Toc686_387888500"/></text:p>
      <text:p text:style-name="Text_20_body"><text:soft-page-break/>J’ai été intégré dans les 2 équipes comme développeur Java EE, en charge alors de corriger des bugs et implémenter de nouvelles fonctionnalités dans une application Web dont le squelette applicatif avait déjà été réalisé. La première expérience m’a permis de mettre en pratique ma formation initiale de développement, apprendre ce que sont des bonnes pratiques et les mettre en œuvre puis évoluer vers les nouvelles itérations du langage. Ayant très vite pris goût à ce métier je m’y suis investi personnellement y compris dans mon temps libre et ai ainsi pu participer à l’évolution des bonnes pratiques de mon centre par des formations et conseils prodigués à mes collègues, portant alors principalement sur les nouveautés apportées par l’itération 8 du langage Java comme par exemple la programmation fonctionnelle, l’écriture lambda ou l’utilisation de la classe Optional. L’architecture du projet relatif à la première expérience est une application Web Java EE 7 (JDK 8) avec le framework Primefaces, une solution d’authentification maison sous la forme d’un .jar partageant sa base de données avec l’application elle-même, une gestion des dépendances par Maven et une historisation du code par SVN. La deuxième expérience en est très proche mais ajoute la qualité de code et les tests unitaires et d’intégration dans le processus de développement. Ainsi, les tests unitaires avec Junit et Mockito sont rédigés avant le code afin de garantir un respect des attentes fonctionnelles, c’est la méthodologie « test-driven-development ». À ces tests unitaires nous ajoutions des tests d’intégration avec Arquillian en charge de tester le fonctionnement des méthodes avec une simulation de la réponse des appels aux méthodes externes à l’aide d’un serveur d’application embarqué. Dans la même démarche d’utiliser des outils modernes, nous n’avions pas réutilisé SVN pour gérer l’historisation de notre code source mais Git. Tester le code s’est avérée une étape incontournable dans le processus de rédaction de code métier, ce projet a donné l’occasion de mettre en place une métrique à l’aide de SonarQube et définir un minimum de couverture de code attendu lors de la compilation est ainsi limiter la livraison de code non couvert. Ce projet a ainsi apporté l’occasion de pouvoir se remettre à niveau sur le langage et mettre en œuvre ce qui nous était alors une nouveauté, une méthode de développement dirigée par les tests qu’ils soient unitaires ou d’intégration, autrement appelée le « test-driven development ». Nous mettions en commun les connaissances avec le « pair-programming » consistant à mettre en alternance 2 développeurs sur le même poste où l’un (sénior) va conseiller et relire le deuxième (un junior) écrivant le code. </text:p>
      <text:p text:style-name="Text_20_body">L’équipe de maîtrise d’ouvrage était pour moi durant ces 2 projets un acteur incontournable pour ce qui est de la description du besoin et de la levée de doutes lorsque les spécifications étaient incomplètes ou contradictoires.</text:p>
      <text:p text:style-name="Text_20_body">Une journée type dans ces 2 expériences se déroule ainsi : </text:p>
      <text:list text:style-name="L1">
        <text:list-item>
          <text:p text:style-name="P7">Ouverture du ticket d’anomalie en cours ou sélection d’un autre ticket d’anomalie parmi la liste à résoudre</text:p>
        </text:list-item>
        <text:list-item>
          <text:p text:style-name="P7"><text:soft-page-break/>Étude fonctionnelle et technique afin d’identifier la cause du problème mais aussi les risques de régressions et les éventuels impacts : une même fonction pouvant être appelée par différents chemins, « comment cibler le correctif pour tel chemin précisément » par exemple</text:p>
        </text:list-item>
        <text:list-item>
          <text:p text:style-name="P6">Écriture d’un code correctif et tests</text:p>
        </text:list-item>
        <text:list-item>
          <text:p text:style-name="P6">Livraison documentée</text:p>
        </text:list-item>
      </text:list>
      <text:p text:style-name="Heading_20_2"><text:bookmark-start text:name="__RefHeading___Toc613_19404121531"/>Caractérisation des compétences mobilisées durant cette activité<text:bookmark-end text:name="__RefHeading___Toc613_19404121531"/></text:p>
      <text:p text:style-name="Text_20_body">Ces deux projets m’ont ainsi permis de développer l’ensemble des compétences nécessaires à la réalisation en totale autonomie d’un autre projet repoussant encore plus loin les évolutions technologies et attendus métier qui sera décrit en 3ème partie de ce dossier. Un résumé de ces compétences acquises est l’application et le suivi de règles de qualité et d’uniformisation du code, rédaction de tests fonctionnels dirigeant le code, qualimétrie, gestion des versions, lecture et participation à l’évolution des spécifications fonctionnelles, travail en équipe, mise en production de livrables et suivi des évolutions du langage par différents canaux (newsletters, revues techniques, blogs, applications mobiles, exercices en ligne, conférences physiques (POSS, Open-Source Experience) et en vidéo (DEVOXX)).</text:p>
      <text:p text:style-name="Text_20_body"/>
      <text:p text:style-name="Heading_20_1"><text:bookmark-start text:name="__RefHeading___Toc672_387888500"/>« Réalisation de deux grappes de sites Internet par le CMS Joomla avec le plug-in Joomla Multi-sites puis leur intégration par script sur un serveur Unix »<text:bookmark-end text:name="__RefHeading___Toc672_387888500"/></text:p>
      <text:p text:style-name="Heading_20_2"><text:bookmark-start text:name="__RefHeading___Toc684_387888500"/>Contexte<text:bookmark-end text:name="__RefHeading___Toc684_387888500"/></text:p>
      <text:p text:style-name="Text_20_body">Cette expérience a été réalisée de Octobre 2018 à aujourd’hui (Avril 2023) au Centre de Conduite Informatique de l’Armée de Terre. Dans l’ordre chronologique des 3 parties présentées dans ce dossier il s’agit de la dernière partie. J’ai d’abord été intégré à l’équipe de ce projet comme administrateur de site avant d’en être le responsable technique. L’équipe a aujourd’hui pour structure 1 administrateur, 2 administrateurs-intégrateurs, un responsable de <text:soft-page-break/>réalisation de projet, un chef de projet et une autorité cliente regroupant plusieurs personnes, s’agissant d’une entité et non d’une personne physique.</text:p>
      <text:p text:style-name="Text_20_body">Ce projet a pour historique une base réalisée avant mon entrée sur le projet. Cette base est un Joomla avec le plug-in Joomla Multi-sites et un template d’affichage récupéré par l’équipe d’alors. Ce Joomla a été installé sur un serveur Apache monté avec sa base de données MySQL sur un serveur CentOS qui est la plateforme de développement de ce projet. A mon arrivée sur le projet la base était finalisée, j’ai donc pu créer un site parmi les premiers livrés sur la plateforme de développement.</text:p>
      <text:p text:style-name="Heading_20_2"><text:bookmark-start text:name="__RefHeading___Toc686_3878885001"/>Description de l’activité<text:bookmark-end text:name="__RefHeading___Toc686_3878885001"/></text:p>
      <text:p text:style-name="Text_20_body">La création de sites demande de maîtriser l’interface d’administration du CMS Joomla mais les compétences en SQL et administration serveur demandées y sont pour cette tâche très marginales, elles se résument à faire et remettre des dumps ou des copies de fichiers. Réaliser un site Joomla demande énormément de tâches répétitives où la souris y est bien plus utilisée que le clavier</text:p>
      <text:p text:style-name="Text_20_body">Cela a changé lorsqu’il a fallu livrer les sites alors réalisés sur la plateforme de pré-production à l’équipe de livraison par ticket. La procédure est la suivante : copie du répertoire des fichiers des sites à un autre endroit choisi presque aléatoirement, écriture d’un script capable de reparamétrer l’ensemble des sites en fonction de ce nouvel emplacement «aléatoire », tests de bonne exécution du script, création d’une archive allégée de ces fichiers puis dépôt du script et des archives sur un serveur FTP. L’étape du dossier aléatoire n’est pas superflue, mon équipe n’avait aucun accès à la plateforme de destination ou connaissance de sa configuration, les premiers scripts de livraison étaient donc en échec : ce script doit donc fonctionner quel que soit son emplacement dans l’arborescence du serveur cible et quel que soit l’OS de ce serveur cible (heureusement là le choix est réduit, à ce moment, CentOS et Debian sont les 2 seuls OS serveurs autorisés par le cadre de cohérence technique fourni par la DSI de mon entreprise pour un hébergement de sites Web) et donc… quels que soient les scénarii. Le travail d’intégration est donc devenu une tâche à part entière et les administrateurs en charge de créer les scripts d’intégration des sites sont donc devenus des administrateurs-intégrateurs.</text:p>
      <text:p text:style-name="Text_20_body">Lorsque des clients ont commencé à demander une persistance de leurs modifications apportées sur leur site hébergé sur la plateforme de pré-production, les scripts ont pris en complexité puisqu’il n’était alors plus question de « simplement » effacer puis réécrire mais bien d’insérer les nouveaux sites à côté des existants, modifier et supprimer les existants le cas échéant et ce toujours sans connaître l’arborescence ou la configuration du serveur impacté. Mes bases en shell Windows m’ont permis de rapidement monter en compétence en shell Linux et ainsi réaliser ces scripts demandant de plus en plus de complexité, l’intégration étant donc <text:soft-page-break/>devenue (et ceci est valable encore aujourd’hui) sur ce projet ce qui demande le plus de développement puisque la création de sites reste une tâche répétitive.</text:p>
      <text:p text:style-name="Text_20_body">Un challenge nous a été imposé lorsque notre hébergeur désigné et impératif a sous-traité l’hébergement à une société qui a renégocié les contrats et demandé que nos 61 sous-sites, alors mis à jour par un seul script puisque tapant sur un seul dossier dans le serveur Apache mais ayant 61 bases de données (une par site) réclameraient donc 61 tickets de livraison différents pour chaque mise à jour impactant une base de donnée, même si cette opération est réalisée par le même script. Le contrat du prix des tickets restait inchangé : 2 tickets gratuits par mois, chaque ticket supplémentaire étant payant (un montant à 4 chiffres par ticket). Nous livrions alors en moyenne, chaque mois, un script complet de livraison puis un script correctif corrigeant les inévitables erreurs ce qui nous faisait livrer gratuitement. Avec ce nouveau système cela nous devenait alors impossible puisque le seul script initial, si tant est qu’il se passait bien, demanderait alors 59 fois le prix d’un ticket au lieu d’être gratuit ! Et encore aucun script de livraison n’a abouti à 100 % du premier coup.</text:p>
      <text:p text:style-name="Text_20_body">Nous n’avions donc aucune solution à part tout fusionner dans une seule base de données, les fichiers des sites étant d’ores et déjà fusionnés au sein du même dossier sur le serveur Apache.</text:p>
      <text:p text:style-name="Text_20_body">J’ai apporté une idée dont une preuve de fonctionnement a rapidement été démontrée : la séparation des droits entre sites reviendrait à la charge de la base de données, l’utilisateur mysql d’un site disposerait alors de tous les droits sur toutes ses tables et uniquement sur ses tables qui seraient différenciées des autres tables de chaque site par un préfixe précédent leur nom. Toutes les tables du site1 ont donc pour nom site1_nom_de_la_table. Chaque utilisateur mysql ne disposerait pour seul et unique droit au niveau de la base de données complète que de celui de bloquer une table pour gérer la concurrence des accès. Il ne dispose d’aucun autre droit pour empêcher cet utilisateur d’accéder aux tables d’un autre site. Une fois la solution adoptée, la livrer sur notre plateforme de production réclame un audit de sécurité préliminaire qu’il a fallu accueillir sur des moyens qu’il nous faut configurer et mettre à disposition. Cette tâche revient normalement à l’équipe d’administrateurs système mais un turn-over récent y avait placé 2 personnes ne sachant pas effectuer cette tâche donc j’ai du m’en charger.</text:p>
      <text:p text:style-name="Text_20_body">Si j’insiste sur cette phase c’est que la réussite de cet audit de sécurité préliminaire était déterminante pour l’avenir du projet : le prochain créneau d’audit était au moins un an après sous réserve de disponibilité, une non-validation venant de la solution ou d’une incapacité à tester la solution repoussait donc d’au moins un an la mise en production de nos sites. J’avais donc un double stress : Allais-je réussir à configurer à temps ? Ma solution est-elle viable ?</text:p>
      <text:p text:style-name="Text_20_body">La mise en place des moyens de l’audit préliminaire consiste à fournir un réseau fermé entre des postes clients et le serveur hébergeant nos sites. Les postes clients n’ayant besoin que d’un paramétrage réseau (notamment le fichier hosts.etc), tout est à faire côté serveur hébergeant les sites. Ce serveur est un «simple » LAMP sous CentOS 7 hébergé par un <text:soft-page-break/>hyperviseur ESXi. Sur le papier, 2 semaines de configuration de cette machine virtuelle suffisent et c’est le temps maximal que j’avais pour le faire.</text:p>
      <text:p text:style-name="Text_20_body">Le réseau étant fermé, l’absence de lien Internet aurait pu mettre en échec l’audit : j’avais passé 2 jours à récupérer à la main les très nombreuses dépendances pour CentOS 7 nécessaires à l’installation des paquets httpd, mysql-server et php puis cette procédure manuelle s’est arrêtée lorsqu’il a fallu mettre à jour des paquets critiques où toute erreur d’installation aurait pu simplement mettre le démarrage du système en échec ; heureusement un dépôt de dépendances se trouve dans l’.iso d’installation de CentOS 7 ! Il faut alors suivre une procédure pour monter cette .iso puis déclarer le répertoire des dépendances comme dépôt par le gestionnaire de paquets de la machine virtuelle. Ce dépôt est plutôt complet puisque l’installation de mes paquets et de leurs dépendances est alors passé sans erreur.</text:p>
      <text:p text:style-name="Text_20_body">Une semaine vient alors de passer, je suis encore en train de configurer le serveur hébergeant les sites depuis le seul poste en ayant l’accès lorsque des jeux de malchance ont permis à quelques uns de mes savoirs de briller : ma machine a lâché ainsi que son disque dur. Sur ce disque était placé la seule copie accessible de la base de données du gestionnaire de mots de passe dont ceux de l’accès SSH de la machine virtuelle hébergée par l’hyperviseur ESXi. Pour des raisons de confidentialité je n’avais pas dédié de support de stockage à une copie de cette base de données et les précédents administrateurs système affectés à la gestion de l’hyperviseur n’avaient pas transmis l’emplacement de la sauvegarde de cette archive aux nouveaux. La machine ayant lâché était la seule machine sous Windows disposant de droits administrateur de tout mon service, j’ai donc récupéré une machine Windows inutilisée (ne disposant donc que de comptes limités connus) et au lieu de refaire une installation complète j’ai obtenu ses accès administrateur par la création, depuis une clé usb live-CD Unix, d’une porte lançant une console de commandes au lieu du programme de gestion des touches rémanentes lors de l’écran de saisie de session où à cet endroit, les commandes exécutées disposent de privilèges élevés. J’ai ainsi pu y créer un compte, y donner son mot de passe, des droits d’administration puis m’y connecter.</text:p>
      <text:p text:style-name="Text_20_body">La machine Windows disposant de droits administrateur obtenue, il restait encore à obtenir les accès SSH à la machine virtuelle. Cette fois, les administrateurs système disposaient bien des accès à l’interface d’administration de l’hyperviseur mais il y est impossible d’y modifier les comptes d’une machine virtuelle qui y est hébergée. Il y a là aussi un moyen d’avoir une console élevée en privilèges sous CentOS mais la méthode que je connais, inapplicable en SSH est possible via l’interface d’administration hyperviseur qui fournit la sortie console du serveur comme si j’y étais connecté de manière physique. Après avoir ralenti très fortement le démarrage de la machine virtuelle (plus de 10 secondes au POST), j’ai pu obtenir le temps nécessaire après l’ouverture de l’interface console pour lancer mes commandes et obtenir une élévation de privilèges puis modifier le mot de passe du compte que nous utilisions en SSH. À ce moment les accès ont été rétablis et j’ai pu poursuivre la configuration.</text:p>
      <text:p text:style-name="Text_20_body"><text:soft-page-break/>Ceci est un résumé succinct, j’ai pu placer dans les quelques jours restants mes sites sur ce serveur et les faire répondre à temps donc l’audit a pu avoir lieu. Le jugement rendu par les techniciens évaluateurs a été favorable pour la solution adoptée qui a donc été appliquée sur les sites Internet. Aujourd’hui ce sont 66 sites Internet et 61 sites Intranet qui ont été livrés sur leur plateforme de pré-production respective et seront par la suite migrés sur une plateforme de production.</text:p>
      <text:p text:style-name="Text_20_body">Depuis août 2021 j’occupe sur ce projet le rôle de responsable de réalisation de projet. Par sous-effectif cette fonction s’ajoute à ma fonction de développeur-intégrateur, fonction que je considère comme un sous-ensemble à la deuxième car nécessaire à une pleine compréhension des problématiques et enjeux techniques de la réalisation du projet. Afin de me donner du temps de travail sur cette deuxième fonction, il m’a fallu former mon équipe afin de leur transmettre toutes mes compétences utiles au projet sous peine de ne pouvoir qu’être le seul de l’équipe à pouvoir travailler, ce qui a été le cas sur une semaine fin 2021 en phase de livraison des sites Internet sur la plateforme de pré-production. Aujourd’hui mon équipe réalise un travail de qualité et je peux me consacrer à mon travail de manager en étant pour eux un appui technique. Cela a demandé une année entière car ma prédécesseure, en plus de n’avoir fourni en 2 ans qu’une réécriture de l’arborescence de la documentation n’a effectué aucune passation de consignes, autant de problématiques qu’il a fallu conjuguer avec les échéances de livraison attendues et la phase de formation. La gestion des priorités se fait désormais en réunion régulière avec mon chef de projet et en complément du tableau Kanban (liste des tâches à faire, en cours et faites), des « daily scrum » (« mêlée quotidienne » en traduction littérale, un rendez-vous quotidien avec toute mon équipe) ont été mis en place pour suivre l’évolution du projet, lever très rapidement des problématiques et faciliter le partage d’informations.</text:p>
      <text:p text:style-name="Heading_20_2"><text:bookmark-start text:name="__RefHeading___Toc682_387888500"/>Caractérisation des compétences mobilisées durant cette activité<text:bookmark-end text:name="__RefHeading___Toc682_387888500"/></text:p>
      <text:p text:style-name="Text_20_body">Les compétences demandées sur le projet ont été pour certaines abordées : administration Unix et base de données MySQL, administration d’un CMS Joomla, utilisation d’outils SSH tels que Putty et Vim, rédaction de scripts shell Unix, autonomie, capacité d’adaptation et d’anticipation, culture informatique, rédaction de documentation, méthodologie agile</text:p>
      <text:p text:style-name="Text_20_body"/>
      <text:p text:style-name="Heading_20_1"><text:bookmark-start text:name="__RefHeading___Toc670_387888500"/>Partie 3 - « Réalisation en totale autonomie d’un <text:soft-page-break/>Proof Of Concept ayant pour but de valider le choix d’une architecture logicielle en vue de réaliser un nouveau projet informatique et de garantir la viabilité de son développement par les outils fournis de l’entreprise »<text:bookmark-end text:name="__RefHeading___Toc670_387888500"/></text:p>
      <text:p text:style-name="Heading_20_2"><text:bookmark-start text:name="__RefHeading___Toc680_387888500"/>Contexte de l’activité<text:bookmark-end text:name="__RefHeading___Toc680_387888500"/></text:p>
      <text:p text:style-name="Text_20_body">Cela a été un succès après plus de 8 mois de réalisation, de fin janvier 2018 à mi octobre 2018.</text:p>
      <text:p text:style-name="Text_20_body">Hormis le nombre de micro-services back-end, il respecte en totalité l’architecture retenue pour le projet client. Il consiste en 3 micro-services Java EE 7 (JDK 8), 1 en charge du front-end et 2 en charge du back-end.</text:p>
      <text:p text:style-name="Text_20_body">Les micro-services communiquent en REST (HTTP) par le framework Springboot et sont montés sur un serveur Wildfly, les queues asynchrones sont hébergées sur un serveur ActiveMQ et l’authentification et la sécurisation des tunnels entre micro-services est déléguée au SSO Keycloak monté sur son propre serveur. </text:p>
      <text:p text:style-name="Text_20_body">Le framework d’interface du front-end est Primefaces, les dépendances de tous les micro-services sont gérées par Maven et la base de données est une PostGreSQL. </text:p>
      <text:p text:style-name="Text_20_body">Les beans Java sont gérés par injection de dépendances ce qui facilite la compréhension du code et donc le debug mais surtout la performance avec une gestion mémoire bien plus maîtrisée par un cycle de vie des objets optimal.</text:p>
      <text:p text:style-name="Text_20_body">Toutes les bonnes pratiques de développement du moment en ma connaissance ont été appliquées : documentation complète au format JavaDoc, serialVersionUID généré pour toute classe sérialisable et regénéré à chaque évolution de la classe pour en garantir l'intégrité, contexte des beans restreint au plus élémentaire, navigation entre pages par un Flow pour limiter là-aussi la multiplication d'objets et réduire au possible leur empreinte mémoire, généricité maximale…</text:p>
      <text:p text:style-name="Text_20_body"/>
      <text:p text:style-name="Heading_20_2"><text:bookmark-start text:name="__RefHeading___Toc678_387888500"/>Description de l’activité<text:bookmark-end text:name="__RefHeading___Toc678_387888500"/></text:p>
      <text:p text:style-name="Text_20_body"><text:soft-page-break/>Les contraintes du « poste informatique du développeur » sont nombreuses : Windows 10 sans aucun accès Internet ni aucun droit administrateur mais reliés avec les autres postes par un Intranet.</text:p>
      <text:p text:style-name="Text_20_body">Un serveur regroupant des outils de développement, ce que l'on appelle une forge logicielle est fournie sur cet Intranet. Elle nous donne accès à Git et SVN qui sont deux dépôts versionnés de sources, l’outil d’intégration continue Jenkins vérifiant la qualité et le respect des attentes fonctionnelles lors d’envois de code sur les dépôts Git et SVN, Nexus qui est un dépôt de dépendances, Wiki qui centralise la documentation au format « Wikipédia » et Mantis qui est un outil de suivi des anomalies et évolutions.</text:p>
      <text:p text:style-name="Text_20_body">La problématique du non-accès à Internet vient de l'accès aux dépendances résolu en partie par le dépôt de dépendances Nexus qui hors Internet est loin d’être complet. Le gestionnaire de dépendances Maven utilisé à chaque compilation identifie les éventuelles dépendances manquant à Nexus donc pour permettre la compilation elles sont rajoutées dans le repository local du poste du développeur, il faut donc les transmettre avec les sources du projet à chaque développeur intervenant sur le code.</text:p>
      <text:p text:style-name="Text_20_body">La problématique des droits limités vient de l’installation des outils et des services. Le code créé en local sur l’IDE Eclipse a pu également être exécuté en local par un serveur Wildfly local mais le serveur d’authentification Keycloak et le serveur PostgreSQL n’ont pu être installés que sur des machines virtuelles dont la configuration après-démarrage a été automatisée par l’outil Vagrant pour faciliter le montage et remontage. Il s’agit ainsi d’une alternative à la conteneurisation ou à Terraform, tous deux encore interdits d’usage par la DSI de mon entreprise.</text:p>
      <text:p text:style-name="Text_20_body">La réalisation de ce Proof of Concept a demandé plusieurs phases :</text:p>
      <text:list text:style-name="L2">
        <text:list-item>
          <text:p text:style-name="P8">Description d’une architecture détaillée et interopérable</text:p>
          <text:p text:style-name="P8">Cette étape est nécessaire à tout projet. Il s’agit de décrire le périmètre et les attendus du projet, d’étudier la documentation des briques logicielles retenues avant leur intégration et de lever leurs problèmes d’exécution</text:p>
        </text:list-item>
        <text:list-item>
          <text:p text:style-name="P8">Description de la base de données</text:p>
          <text:p text:style-name="P8">Une base de données bien décrite facilite la création des entités métier et toute la chaîne de persistance.</text:p>
        </text:list-item>
        <text:list-item>
          <text:p text:style-name="P8">Réalisation de la base du projet avec un premier micro-service ainsi que la machine virtuelle de base de données</text:p>
          <text:p text:style-name="P8">La base de données ayant été décrite, elle a été réalisée et son schéma a suivi la description faite juste avant. Une fois fait, le projet Java a pu commencer. Là il s’agit de <text:soft-page-break/>réaliser le squelette applicatif d’un micro-service avec le framework Springboot puis d’y ajouter les entités métier, leurs factory, les interfaces et leurs implémentations puis enfin les pages Web et leurs contrôleurs construits par injection de dépendances (et non plus en JPA afin de maîtriser les ressources mémoire par une durée de vie des objets au plus court). Une fois cette couche applicative réalisée, le premier micro-service <text:span text:style-name="T27">a été</text:span> en mesure de <text:span text:style-name="T26">renvoyer du</text:span> HTM<text:span text:style-name="T26">L</text:span> une fois installé sur un serveur d’application.</text:p>
        </text:list-item>
        <text:list-item>
          <text:p text:style-name="P8">Réalisation du second micro-service afin de valider l’architecture</text:p>
          <text:p text:style-name="P8">L’étape suivante consiste à faire échanger entre 2 micro-services des Data Transfer Object (et non des entités, il faut laisser les services se charger d’interfacer les entités avec les traitements métier). Le but est de faire afficher par <text:span text:style-name="T28">le</text:span> micro-service « Web » les données d’un <text:span text:style-name="T28">second </text:span>micro-service « Données ». Il fa<text:span text:style-name="T23">llai</text:span>t donc réaliser les classes utilitaires permettant la communication avec ces 2 micro-services en REST des <text:span text:style-name="T29">DTO</text:span> packagés en JSON. <text:span text:style-name="T30">La conversion des DTO en JSON (et inversement) a</text:span> été automatisée par introspection de classe, factorisant ainsi un processus réclamant normalement une implémentation p<text:span text:style-name="T24">our chaque </text:span>DTO. A ce stade de réalisation, après une édition des pages Web du micro-service « Web » il <text:span text:style-name="T25">était</text:span> possible d’effectuer un CRUD (Create, Read, Update, Delete) sur les données de l’autre micro-service. J’en ai profité pour mettre en place la navigation entre pages avec une page principale et une page de modifications, chacune ayant son contrôleur.</text:p>
        </text:list-item>
        <text:list-item>
          <text:p text:style-name="P8">Intégration du SSO Keycloak sur sa machine virtuelle</text:p>
          <text:p text:style-name="P8">Rapidement après l’affichage des pages et les échanges d’objets entre micro-services, la communication <text:span text:style-name="T22">non</text:span> chiffrée en HTTPS ni protégée par un portail d’accès a posé problème. Keycloak, le SSO retenu par la DSI de mon entreprise, a ainsi été mis en place et configuré. Cette seule étape a pris plusieurs mois mais une fois réussie, elle marche très bien. Ce SSO est basé sur le protocole OpenID Connect, plus précisément l’implémentation OAuth 2.0. Cela a guidé le choix des outils permettant son implémentation dans le projet.</text:p>
        </text:list-item>
        <text:list-item>
          <text:p text:style-name="P8">Ajout d’un 3ème micro-service</text:p>
          <text:p text:style-name="P8">Il s’agissait surtout de valider la solution en prouvant que créer un service n’était pas contraignant et que cela avait un sens côté métier. Cette étape a effectivement été très rapide. Ne sachant alors pas intégrer l’administration Wildfly à mon IDE pour le debug, j’ai écrit un script Batch listant les fichiers de configuration de Wildfly et effectuant les opérations de suppression et <text:span text:style-name="T21">de </text:span>relance des war avec différentes tentatives si nécessaire. Le script a été poussé au point d’aller se mettre à jour si une version plus récente était déposée sur le serveur central de l’entreprise et fournissait des scores journaliers selon le nombre de relances effectuées entre autres ajouts. Ce n’était pas un <text:soft-page-break/>projet en soi mais une fois terminé il a largement accéléré le processus de test après compilation de mes 3 micro-services. J’imagine que prendre ce temps à intégrer Wildfly dans mon IDE aurait eu le même résultat mais l’aboutissement personnel et la performance a conduit ce choix.</text:p>
        </text:list-item>
        <text:list-item>
          <text:p text:style-name="P8">Ajout de traitements asynchrones</text:p>
          <text:p text:style-name="P8"><text:span text:style-name="T19">L</text:span>a documentation des API REST <text:span text:style-name="T19">présente le </text:span>cas particulier des traitements asynchrones que je tenais à faire fonctionner pour que ceci <text:span text:style-name="T19">puisse être réalisé en cas de </text:span>besoin du projet client. <text:span text:style-name="T19">J’ai choisi </text:span>ActiveMQ <text:span text:style-name="T19">présentant un</text:span><text:span text:style-name="T20">e</text:span><text:span text:style-name="T19"> interface très légère</text:span> mais <text:span text:style-name="T19">très simple à mettre en œuvre,</text:span> les services <text:span text:style-name="T19">que j’</text:span>y <text:span text:style-name="T19">ai</text:span> inscrit arriv<text:span text:style-name="T19">a</text:span>nt <text:span text:style-name="T19">tous</text:span> à récupérer les données.</text:p>
        </text:list-item>
      </text:list>
      <text:p text:style-name="Heading_20_2"><text:bookmark-start text:name="__RefHeading___Toc613_1940412153"/>Caractérisation des compétences mobilisées durant cette activité<text:bookmark-end text:name="__RefHeading___Toc613_1940412153"/></text:p>
      <text:p text:style-name="Text_20_body">Les compétences demandées sur le projet ont été pour certaines abordées : administration Unix, administration d’un SSO, administration d’un serveur d’application Wildfly et d’une base de données PostGreSQL, rédaction de scripts batch, autonomie, capacité d’adaptation et d’anticipation, culture informatique, rédaction de documentation, méthodologie agil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face style:name="Times New Roman" svg:font-family="'Times New Roman'"/>
    <style:font-face style:name="Times New Roman1" svg:font-family="'Times New Roman'" style:font-family-generic="roman" style:font-pitch="variable"/>
    <style:font-face style:name="Trebuchet MS" svg:font-family="'Trebuchet M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fo:color="#000000" loext:opacity="100%" loext:color-lum-mod="100%" loext:color-lum-off="0%" style:font-name="Arial" fo:font-size="11pt" fo:language="fr" fo:country="FR" style:font-name-asian="Times New Roman" style:font-size-asian="12pt" style:language-asian="zh" style:country-asian="CN" style:font-name-complex="Arial" style:font-size-complex="12pt" style:language-complex="hi" style:country-complex="IN"/>
    </style:default-style>
    <style:default-style style:family="paragraph">
      <style:paragraph-properties fo:margin-top="0cm" fo:margin-bottom="0.353cm" style:contextual-spacing="false" fo:line-height="115%" style:text-autospace="ideograph-alpha" style:punctuation-wrap="hanging" style:line-break="strict" style:tab-stop-distance="1.251cm" style:writing-mode="page"/>
      <style:text-properties fo:color="#000000" loext:opacity="100%" style:font-name="Arial" fo:font-size="11pt" fo:language="fr" fo:country="FR" style:font-name-asian="Times New Roman" style:font-size-asian="12pt" style:language-asian="zh" style:country-asian="CN" style:font-name-complex="Arial"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Style_5f_paragraph" style:display-name="DStyle_paragraph" style:family="paragraph">
      <style:paragraph-properties fo:margin-top="0cm" fo:margin-bottom="0.353cm" style:contextual-spacing="false" fo:line-height="115%"/>
      <style:text-properties style:font-name="Arial" fo:font-family="Arial" fo:font-size="11pt" fo:language="fr" fo:country="FR" style:font-name-complex="Arial" style:font-family-complex="Ari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class="text">
      <style:paragraph-properties fo:margin-top="0.847cm" fo:margin-bottom="0.353cm" style:contextual-spacing="false"/>
      <style:text-properties style:font-name="Arial" fo:font-family="Arial" fo:font-size="20pt" style:font-name-complex="Arial" style:font-family-complex="Arial"/>
    </style:style>
    <style:style style:name="Heading_20_2" style:display-name="Heading 2" style:family="paragraph" style:parent-style-name="Normal" style:class="text">
      <style:paragraph-properties fo:margin-top="0.635cm" fo:margin-bottom="0.353cm" style:contextual-spacing="false"/>
      <style:text-properties style:font-name="Arial" fo:font-family="Arial" fo:font-size="17pt" style:font-name-complex="Arial" style:font-family-complex="Arial"/>
    </style:style>
    <style:style style:name="Heading_20_3" style:display-name="Heading 3" style:family="paragraph" style:parent-style-name="Normal" style:class="text">
      <style:paragraph-properties fo:margin-top="0.564cm" fo:margin-bottom="0.353cm" style:contextual-spacing="false"/>
      <style:text-properties style:font-name="Arial" fo:font-family="Arial" fo:font-size="15pt" style:font-name-complex="Arial" style:font-family-complex="Arial"/>
    </style:style>
    <style:style style:name="Heading_20_4" style:display-name="Heading 4" style:family="paragraph" style:parent-style-name="Normal" style:class="text">
      <style:paragraph-properties fo:margin-top="0.564cm" fo:margin-bottom="0.353cm" style:contextual-spacing="false"/>
      <style:text-properties style:font-name="Arial" fo:font-family="Arial" fo:font-size="13pt" fo:font-weight="bold" style:font-name-complex="Arial" style:font-family-complex="Arial"/>
    </style:style>
    <style:style style:name="Heading_20_5" style:display-name="Heading 5" style:family="paragraph" style:parent-style-name="Normal" style:class="text">
      <style:paragraph-properties fo:margin-top="0.564cm" fo:margin-bottom="0.353cm" style:contextual-spacing="false"/>
      <style:text-properties style:font-name="Arial" fo:font-family="Arial" fo:font-size="12pt" fo:font-weight="bold" style:font-name-complex="Arial" style:font-family-complex="Arial"/>
    </style:style>
    <style:style style:name="Heading_20_6" style:display-name="Heading 6" style:family="paragraph" style:parent-style-name="Normal" style:class="text">
      <style:paragraph-properties fo:margin-top="0.564cm" fo:margin-bottom="0.353cm" style:contextual-spacing="false"/>
      <style:text-properties style:font-name="Arial" fo:font-family="Arial" fo:font-size="11pt" fo:font-weight="bold" style:font-name-complex="Arial" style:font-family-complex="Arial"/>
    </style:style>
    <style:style style:name="Heading_20_7" style:display-name="Heading 7" style:family="paragraph" style:parent-style-name="Normal" style:class="text">
      <style:paragraph-properties fo:margin-top="0.564cm" fo:margin-bottom="0.353cm" style:contextual-spacing="false"/>
      <style:text-properties style:font-name="Arial" fo:font-family="Arial" fo:font-size="11pt" fo:font-style="italic" fo:font-weight="bold" style:font-name-complex="Arial" style:font-family-complex="Arial"/>
    </style:style>
    <style:style style:name="Heading_20_8" style:display-name="Heading 8" style:family="paragraph" style:parent-style-name="Normal" style:class="text">
      <style:paragraph-properties fo:margin-top="0.564cm" fo:margin-bottom="0.353cm" style:contextual-spacing="false"/>
      <style:text-properties style:font-name="Arial" fo:font-family="Arial" fo:font-size="11pt" fo:font-style="italic" style:font-name-complex="Arial" style:font-family-complex="Arial"/>
    </style:style>
    <style:style style:name="Heading_20_9" style:display-name="Heading 9" style:family="paragraph" style:parent-style-name="Normal" style:class="text">
      <style:paragraph-properties fo:margin-top="0.564cm" fo:margin-bottom="0.353cm" style:contextual-spacing="false"/>
      <style:text-properties style:font-name="Arial" fo:font-family="Arial" fo:font-size="10.5pt" fo:font-style="italic" style:font-name-complex="Arial" style:font-family-complex="Arial"/>
    </style:style>
    <style:style style:name="Title" style:family="paragraph" style:parent-style-name="Normal" style:class="chapter">
      <style:paragraph-properties fo:margin-top="0.529cm" fo:margin-bottom="0.353cm" style:contextual-spacing="false"/>
      <style:text-properties fo:font-size="24pt"/>
    </style:style>
    <style:style style:name="Subtitle" style:family="paragraph" style:parent-style-name="Normal" style:class="chapter">
      <style:paragraph-properties fo:margin-top="0.353cm" fo:margin-bottom="0.353cm" style:contextual-spacing="false"/>
      <style:text-properties fo:font-size="12pt"/>
    </style:style>
    <style:style style:name="Quote" style:family="paragraph" style:parent-style-name="Normal">
      <style:paragraph-properties fo:margin-left="1.27cm" fo:margin-right="1.27cm" fo:text-indent="0cm" style:auto-text-indent="false"/>
      <style:text-properties fo:font-style="italic"/>
    </style:style>
    <style:style style:name="Intense_20_Quote" style:display-name="Intense Quote" style:family="paragraph" style:parent-style-name="Normal">
      <loext:graphic-properties draw:fill="solid" draw:fill-color="#f2f2f2" draw:opacity="100%"/>
      <style:paragraph-properties fo:margin-left="1.27cm" fo:margin-right="1.27cm" fo:text-indent="0cm" style:auto-text-indent="false" fo:background-color="#f2f2f2" fo:padding="0cm" fo:border="0.51pt solid #ffffff"/>
      <style:text-properties fo:font-style="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er" style:family="paragraph" style:parent-style-name="Normal"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Caption" style:family="paragraph" style:parent-style-name="Normal" style:class="extra">
      <style:paragraph-properties fo:line-height="115%"/>
      <style:text-properties fo:color="#4f81bd" loext:opacity="100%" fo:font-size="9pt" fo:font-weight="bold"/>
    </style:style>
    <style:style style:name="footnote_20_text" style:display-name="footnote text" style:family="paragraph" style:parent-style-name="Normal">
      <style:paragraph-properties fo:margin-top="0cm" fo:margin-bottom="0.071cm" style:contextual-spacing="false" fo:line-height="100%"/>
      <style:text-properties fo:font-size="9pt"/>
    </style:style>
    <style:style style:name="endnote_20_text" style:display-name="endnote text" style:family="paragraph" style:parent-style-name="Normal">
      <style:paragraph-properties fo:margin-top="0cm" fo:margin-bottom="0cm" style:contextual-spacing="false" fo:line-height="100%"/>
      <style:text-properties fo:font-size="10pt"/>
    </style:style>
    <style:style style:name="toc_20_1" style:display-name="toc 1" style:family="paragraph" style:parent-style-name="Normal">
      <style:paragraph-properties fo:margin-left="0cm" fo:margin-right="0cm" fo:margin-top="0cm" fo:margin-bottom="0.101cm" style:contextual-spacing="false" fo:text-indent="0cm" style:auto-text-indent="false"/>
    </style:style>
    <style:style style:name="toc_20_2" style:display-name="toc 2" style:family="paragraph" style:parent-style-name="Normal">
      <style:paragraph-properties fo:margin-left="0.499cm" fo:margin-right="0cm" fo:margin-top="0cm" fo:margin-bottom="0.101cm" style:contextual-spacing="false" fo:text-indent="0cm" style:auto-text-indent="false"/>
    </style:style>
    <style:style style:name="toc_20_3" style:display-name="toc 3" style:family="paragraph" style:parent-style-name="Normal">
      <style:paragraph-properties fo:margin-left="1cm" fo:margin-right="0cm" fo:margin-top="0cm" fo:margin-bottom="0.101cm" style:contextual-spacing="false" fo:text-indent="0cm" style:auto-text-indent="false"/>
    </style:style>
    <style:style style:name="toc_20_4" style:display-name="toc 4" style:family="paragraph" style:parent-style-name="Normal">
      <style:paragraph-properties fo:margin-left="1.499cm" fo:margin-right="0cm" fo:margin-top="0cm" fo:margin-bottom="0.101cm" style:contextual-spacing="false" fo:text-indent="0cm" style:auto-text-indent="false"/>
    </style:style>
    <style:style style:name="toc_20_5" style:display-name="toc 5" style:family="paragraph" style:parent-style-name="Normal">
      <style:paragraph-properties fo:margin-left="2cm" fo:margin-right="0cm" fo:margin-top="0cm" fo:margin-bottom="0.101cm" style:contextual-spacing="false" fo:text-indent="0cm" style:auto-text-indent="false"/>
    </style:style>
    <style:style style:name="toc_20_6" style:display-name="toc 6" style:family="paragraph" style:parent-style-name="Normal">
      <style:paragraph-properties fo:margin-left="2.499cm" fo:margin-right="0cm" fo:margin-top="0cm" fo:margin-bottom="0.101cm" style:contextual-spacing="false" fo:text-indent="0cm" style:auto-text-indent="false"/>
    </style:style>
    <style:style style:name="toc_20_7" style:display-name="toc 7" style:family="paragraph" style:parent-style-name="Normal">
      <style:paragraph-properties fo:margin-left="3cm" fo:margin-right="0cm" fo:margin-top="0cm" fo:margin-bottom="0.101cm" style:contextual-spacing="false" fo:text-indent="0cm" style:auto-text-indent="false"/>
    </style:style>
    <style:style style:name="toc_20_8" style:display-name="toc 8" style:family="paragraph" style:parent-style-name="Normal">
      <style:paragraph-properties fo:margin-left="3.5cm" fo:margin-right="0cm" fo:margin-top="0cm" fo:margin-bottom="0.101cm" style:contextual-spacing="false" fo:text-indent="0cm" style:auto-text-indent="false"/>
    </style:style>
    <style:style style:name="toc_20_9" style:display-name="toc 9" style:family="paragraph" style:parent-style-name="Normal">
      <style:paragraph-properties fo:margin-left="4.001cm" fo:margin-right="0cm" fo:margin-top="0cm" fo:margin-bottom="0.101cm" style:contextual-spacing="false" fo:text-indent="0cm" style:auto-text-indent="false"/>
    </style:style>
    <style:style style:name="TOC_20_Heading" style:display-name="TOC Heading" style:family="paragraph"/>
    <style:style style:name="table_20_of_20_figures" style:display-name="table of figures" style:family="paragraph" style:parent-style-name="Normal">
      <style:paragraph-properties fo:margin-top="0cm" fo:margin-bottom="0cm" style:contextual-spacing="false"/>
    </style:style>
    <style:style style:name="Normal" style:family="paragraph"/>
    <style:style style:name="No_20_Spacing" style:display-name="No Spacing" style:family="paragraph" style:parent-style-name="Normal">
      <style:paragraph-properties fo:margin-top="0cm" fo:margin-bottom="0cm" style:contextual-spacing="false" fo:line-height="100%"/>
    </style:style>
    <style:style style:name="List_20_Paragraph" style:display-name="List Paragraph" style:family="paragraph" style:parent-style-name="Normal">
      <style:paragraph-properties fo:margin-left="1.27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DStyle_5f_text" style:display-name="DStyle_text" style:family="text">
      <style:text-properties style:font-name="Arial" fo:font-family="Arial" fo:font-size="11pt" fo:language="fr" fo:country="FR" style:font-name-complex="Arial" style:font-family-complex="Arial"/>
    </style:style>
    <style:style style:name="Heading_20_1_20_Char" style:display-name="Heading 1 Char" style:family="text">
      <style:text-properties style:font-name="Arial" fo:font-family="Arial" fo:font-size="20pt" style:font-name-complex="Arial" style:font-family-complex="Arial"/>
    </style:style>
    <style:style style:name="Heading_20_2_20_Char" style:display-name="Heading 2 Char" style:family="text">
      <style:text-properties style:font-name="Arial" fo:font-family="Arial" fo:font-size="17pt" style:font-name-complex="Arial" style:font-family-complex="Arial"/>
    </style:style>
    <style:style style:name="Heading_20_3_20_Char" style:display-name="Heading 3 Char" style:family="text">
      <style:text-properties style:font-name="Arial" fo:font-family="Arial" fo:font-size="15pt" style:font-name-complex="Arial" style:font-family-complex="Arial"/>
    </style:style>
    <style:style style:name="Heading_20_4_20_Char" style:display-name="Heading 4 Char" style:family="text">
      <style:text-properties style:font-name="Arial" fo:font-family="Arial" fo:font-size="13pt" fo:font-weight="bold" style:font-name-complex="Arial" style:font-family-complex="Arial"/>
    </style:style>
    <style:style style:name="Heading_20_5_20_Char" style:display-name="Heading 5 Char" style:family="text">
      <style:text-properties style:font-name="Arial" fo:font-family="Arial" fo:font-size="12pt" fo:font-weight="bold" style:font-name-complex="Arial" style:font-family-complex="Arial"/>
    </style:style>
    <style:style style:name="Heading_20_6_20_Char" style:display-name="Heading 6 Char" style:family="text">
      <style:text-properties style:font-name="Arial" fo:font-family="Arial" fo:font-size="11pt" fo:font-weight="bold" style:font-name-complex="Arial" style:font-family-complex="Arial"/>
    </style:style>
    <style:style style:name="Heading_20_7_20_Char" style:display-name="Heading 7 Char" style:family="text">
      <style:text-properties style:font-name="Arial" fo:font-family="Arial" fo:font-size="11pt" fo:font-style="italic" fo:font-weight="bold" style:font-name-complex="Arial" style:font-family-complex="Arial"/>
    </style:style>
    <style:style style:name="Heading_20_8_20_Char" style:display-name="Heading 8 Char" style:family="text">
      <style:text-properties style:font-name="Arial" fo:font-family="Arial" fo:font-size="11pt" fo:font-style="italic" style:font-name-complex="Arial" style:font-family-complex="Arial"/>
    </style:style>
    <style:style style:name="Heading_20_9_20_Char" style:display-name="Heading 9 Char" style:family="text">
      <style:text-properties style:font-name="Arial" fo:font-family="Arial" fo:font-size="10.5pt" fo:font-style="italic" style:font-name-complex="Arial" style:font-family-complex="Arial"/>
    </style:style>
    <style:style style:name="Title_20_Char" style:display-name="Title Char" style:family="text">
      <style:text-properties fo:font-size="24pt"/>
    </style:style>
    <style:style style:name="Subtitle_20_Char" style:display-name="Subtitle Char" style:family="text">
      <style:text-properties fo:font-size="12pt"/>
    </style:style>
    <style:style style:name="Quote_20_Char" style:display-name="Quote Char" style:family="text">
      <style:text-properties fo:font-style="italic"/>
    </style:style>
    <style:style style:name="Intense_20_Quote_20_Char" style:display-name="Intense Quote Char" style:family="text">
      <style:text-properties fo:font-style="italic"/>
    </style:style>
    <style:style style:name="Header_20_Char" style:display-name="Header Char" style:family="text"/>
    <style:style style:name="Footer_20_Char" style:display-name="Footer Char" style:family="text"/>
    <style:style style:name="Caption_20_Char" style:display-name="Caption Char" style:family="text"/>
    <style:style style:name="Hyperlink" style:family="text">
      <style:text-properties fo:color="#0000ff" loext:opacity="100%" style:text-underline-style="solid" style:text-underline-width="auto" style:text-underline-color="font-color"/>
    </style:style>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style>
    <style:style style:name="footnote_20_reference" style:display-name="footnote reference" style:family="text"/>
    <style:style style:name="Endnote_20_Text_20_Char" style:display-name="Endnote Text Char" style:family="text">
      <style:text-properties fo:font-size="10pt"/>
    </style:style>
    <style:style style:name="endnote_20_reference" style:display-name="endnote reference" style:family="text"/>
    <style:style style:name="Default_20_Paragraph_20_Font" style:display-name="Default Paragraph Font" style:family="text"/>
    <style:style style:name="T1" style:family="text">
      <style:text-properties fo:color="#000000" loext:opacity="100%" style:font-name="Symbol" fo:font-family="Symbol" fo:font-size="11pt" style:font-name-complex="Symbol" style:font-family-complex="Symbol"/>
    </style:style>
    <style:style style:name="T2" style:family="text">
      <style:text-properties fo:color="#000000" loext:opacity="100%" style:font-name="Symbol" fo:font-family="Symbol" fo:font-size="11pt" style:font-name-complex="Symbol" style:font-family-complex="Symbol"/>
    </style:style>
    <style:style style:name="T3" style:family="text">
      <style:text-properties fo:color="#000000" loext:opacity="100%" style:font-name="Symbol" fo:font-family="Symbol" fo:font-size="11pt" style:font-name-complex="Symbol" style:font-family-complex="Symbol"/>
    </style:style>
    <style:style style:name="T4" style:family="text">
      <style:text-properties fo:color="#000000" loext:opacity="100%" style:font-name="Symbol" fo:font-family="Symbol" fo:font-size="11pt" style:font-name-complex="Symbol" style:font-family-complex="Symbol"/>
    </style:style>
    <style:style style:name="T5" style:family="text">
      <style:text-properties fo:color="#000000" loext:opacity="100%" style:font-name="Symbol" fo:font-family="Symbol" fo:font-size="11pt" style:font-name-complex="Symbol" style:font-family-complex="Symbol"/>
    </style:style>
    <style:style style:name="T6" style:family="text">
      <style:text-properties fo:color="#000000" loext:opacity="100%" style:font-name="Symbol" fo:font-family="Symbol" fo:font-size="11pt" style:font-name-complex="Symbol" style:font-family-complex="Symbol"/>
    </style:style>
    <style:style style:name="T7" style:family="text">
      <style:text-properties fo:color="#000000" loext:opacity="100%" style:font-name="Symbol" fo:font-family="Symbol" fo:font-size="11pt" style:font-name-complex="Symbol" style:font-family-complex="Symbol"/>
    </style:style>
    <style:style style:name="T8" style:family="text">
      <style:text-properties fo:color="#000000" loext:opacity="100%" style:font-name="Symbol" fo:font-family="Symbol" fo:font-size="11pt" style:font-name-complex="Symbol" style:font-family-complex="Symbol"/>
    </style:style>
    <style:style style:name="T9" style:family="text">
      <style:text-properties fo:color="#000000" loext:opacity="100%" style:font-name="Symbol" fo:font-family="Symbol" fo:font-size="11pt" style:font-name-complex="Symbol" style:font-family-complex="Symbol"/>
    </style:style>
    <style:style style:name="T10" style:family="text">
      <style:text-properties fo:color="#000000" loext:opacity="100%" style:font-name="Symbol" fo:font-family="Symbol" fo:font-size="11pt" style:font-name-complex="Symbol" style:font-family-complex="Symbol"/>
    </style:style>
    <style:style style:name="T11" style:family="text">
      <style:text-properties fo:color="#000000" loext:opacity="100%" style:font-name="Symbol" fo:font-family="Symbol" fo:font-size="11pt" style:font-name-complex="Symbol" style:font-family-complex="Symbol"/>
    </style:style>
    <style:style style:name="T12" style:family="text">
      <style:text-properties fo:color="#000000" loext:opacity="100%" style:font-name="Symbol" fo:font-family="Symbol" fo:font-size="11pt" style:font-name-complex="Symbol" style:font-family-complex="Symbol"/>
    </style:style>
    <style:style style:name="T13" style:family="text">
      <style:text-properties fo:color="#000000" loext:opacity="100%" style:font-name="Symbol" fo:font-family="Symbol" fo:font-size="11pt" style:font-name-complex="Symbol" style:font-family-complex="Symbol"/>
    </style:style>
    <style:style style:name="T14" style:family="text">
      <style:text-properties fo:color="#000000" loext:opacity="100%" style:font-name="Symbol" fo:font-family="Symbol" fo:font-size="11pt" style:font-name-complex="Symbol" style:font-family-complex="Symbol"/>
    </style:style>
    <style:style style:name="T15" style:family="text">
      <style:text-properties fo:color="#000000" loext:opacity="100%" style:font-name="Symbol" fo:font-family="Symbol" fo:font-size="11pt" style:font-name-complex="Symbol" style:font-family-complex="Symbol"/>
    </style:style>
    <style:style style:name="T16" style:family="text">
      <style:text-properties fo:color="#000000" loext:opacity="100%" style:font-name="Symbol" fo:font-family="Symbol" fo:font-size="11pt" style:font-name-complex="Symbol" style:font-family-complex="Symbol"/>
    </style:style>
    <style:style style:name="T17" style:family="text">
      <style:text-properties fo:color="#000000" loext:opacity="100%" style:font-name="Symbol" fo:font-family="Symbol" fo:font-size="11pt" style:font-name-complex="Symbol" style:font-family-complex="Symbol"/>
    </style:style>
    <style:style style:name="T18" style:family="text">
      <style:text-properties fo:color="#000000" loext:opacity="100%" style:font-name="Symbol" fo:font-family="Symbol" fo:font-size="11pt" style:font-name-complex="Symbol" style:font-family-comple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rame" style:family="graphic"/>
    <style:style style:name="Graphics"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T1"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2" loext:num-list-format="%2%"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3" loext:num-list-format="%3%"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4"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5" loext:num-list-format="%5%"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6" loext:num-list-format="%6%"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7"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8" loext:num-list-format="%8%"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9" loext:num-list-format="%9%"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T10"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11" loext:num-list-format="%2%"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12" loext:num-list-format="%3%"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13"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14" loext:num-list-format="%5%"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15" loext:num-list-format="%6%"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16"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17" loext:num-list-format="%8%"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18" loext:num-list-format="%9%"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2.599cm" style:type="center"/>
          <style:tab-stop style:position="25.201cm" style:type="right"/>
        </style:tab-stops>
      </style:paragraph-properties>
    </style:style>
    <style:style style:name="MP2" style:family="paragraph" style:parent-style-name="Footer">
      <style:paragraph-properties>
        <style:tab-stops>
          <style:tab-stop style:position="12.599cm" style:type="center"/>
          <style:tab-stop style:position="25.201cm" style:type="right"/>
        </style:tab-stops>
      </style:paragraph-properties>
    </style:style>
    <style:page-layout style:name="Mpm1">
      <style:page-layout-properties fo:page-width="21.001cm" fo:page-height="29.7cm" style:num-format="1" style:print-orientation="portrait" fo:margin-top="1.002cm" fo:margin-bottom="0.751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3.251cm" fo:margin-left="0cm" fo:margin-right="0cm" fo:margin-bottom="0cm"/>
      </style:header-style>
      <style:footer-style>
        <style:header-footer-properties fo:min-height="4.5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
      </style:footer>
    </style:master-page>
    <style:master-page style:name="MasterPage2" style:page-layout-name="Mpm1" draw:style-name="Mdp1">
      <style:header>
        <text:p text:style-name="MP1"/>
      </style:header>
      <style:footer>
        <text:p text:style-name="MP2"/>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6.2$Windows_X86_64 LibreOffice_project/5b1f5509c2decdade7fda905e3e1429a67acd63d</meta:generator>
    <meta:initial-creator/>
    <meta:creation-date/>
    <meta:editing-cycles>88</meta:editing-cycles>
    <meta:editing-duration>PT23H19M46S</meta:editing-duration>
    <dc:date>2023-05-31T00:33:56.721000000</dc:date>
    <meta:document-statistic meta:table-count="0" meta:image-count="0" meta:object-count="0" meta:page-count="11" meta:paragraph-count="66" meta:word-count="4327" meta:character-count="27130" meta:non-whitespace-character-count="22877"/>
  </office:meta>
</office:document-meta>
</file>